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Helvetica, san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in" fo:margin-right="0in" fo:margin-top="0in" fo:margin-bottom="0.1457in" style:line-height-at-least="0.1457in" fo:text-align="justify" style:justify-single-word="false" fo:orphans="2" fo:widows="2" fo:text-indent="0in" style:auto-text-indent="false" fo:padding="0in" fo:border="none"/>
      <style:text-properties fo:font-variant="normal" fo:text-transform="none" fo:color="#000000" style:font-name="Arial" fo:font-size="8.2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rem ipsum dolor sit amet, consectetur adipiscing elit. Ut vehicula arcu eget ipsum bibendum id commodo est placerat. Sed blandit, justo quis facilisis fringilla, enim lectus mattis turpis, nec feugiat dui neque quis arcu. Morbi tincidunt malesuada orci, at euismod felis tincidunt quis. Maecenas placerat orci in purus imperdiet blandit. Mauris varius massa at nulla blandit porttitor. Aenean sed nibh tortor. Aliquam id augue sit amet sem ultrices dapibus. Proin in dui mauris, vitae malesuada nisl. Donec porta mattis justo, molestie hendrerit ligula fermentum vitae. Suspendisse lectus felis, semper sit amet laoreet eu, ultricies ac magna. Lorem ipsum dolor sit amet, consectetur adipiscing elit. Duis sed turpis vitae nulla vulputate hendrerit consequat eget ligula. Pellentesque habitant morbi tristique senectus et netus et malesuada fames ac turpis egestas.</text:p>
      <text:p text:style-name="P1">Etiam pharetra auctor nulla et varius. Donec nisl nunc, vestibulum id aliquet eu, consectetur sit amet magna. Aliquam fermentum, turpis non interdum fringilla, arcu felis consectetur eros, suscipit dignissim metus nisi sit amet justo. Quisque ornare ipsum quis orci interdum vitae tempor augue pellentesque. Fusce quis nibh augue, et viverra purus. Pellentesque habitant morbi tristique senectus et netus et malesuada fames ac turpis egestas. Donec nulla ante, viverra vel ultrices quis, cursus at magna.</text:p>
      <text:p text:style-name="P1">Sed neque lorem, laoreet blandit lacinia gravida, cursus sed sem. Aenean augue eros, vehicula fermentum porta ac, euismod sit amet ante. Aliquam ultricies, lorem rutrum commodo consectetur, metus mauris iaculis sem, varius mollis ligula lectus eu purus. Nulla at ligula a dolor consectetur interdum vel vitae arcu. Quisque volutpat laoreet eros id placerat. Morbi id fermentum turpis. Nullam aliquam cursus felis, quis faucibus felis aliquam sit amet. Sed ipsum mi, facilisis eu rutrum vulputate, eleifend eu lectus. Fusce ullamcorper odio vitae nibh blandit sodales. Aliquam pulvinar leo at urna pulvinar non lacinia nisi elementum. Mauris rutrum venenatis fermentum. Class aptent taciti sociosqu ad litora torquent per conubia nostra, per inceptos himenaeos. Quisque dui felis, ornare et elementum non, pharetra tempor lectus. Nulla ut leo purus.</text:p>
      <text:p text:style-name="P1">Pellentesque hendrerit augue id erat venenatis ultrices. Maecenas bibendum nisl eu risus convallis pulvinar. Curabitur consectetur magna vitae urna laoreet hendrerit. Nam a leo eget mauris convallis vestibulum. Suspendisse ornare, felis sit amet aliquet tempor, odio tellus mattis nisl, eget fermentum quam enim in tellus. Nam ut nibh magna. Donec tempus laoreet consectetur. Integer nibh risus, aliquam a pharetra viverra, fringilla id nisi.</text:p>
      <text:p text:style-name="P1">Vivamus fringilla luctus interdum. Vivamus vitae nulla in augue blandit commodo nec ut ante. Sed metus purus, varius eget luctus eget, tincidunt sed nunc. Donec at leo arcu, id faucibus orci. Aliquam erat volutpat. Suspendisse convallis nibh at lacus pretium ac luctus urna commodo. Donec massa orci, placerat ut rutrum sollicitudin, sodales quis nunc. Morbi vehicula, purus ac tristique imperdiet, massa eros dapibus erat, a auctor eros nibh in leo. Maecenas convallis scelerisque metus, nec commodo purus vulputate ege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Helvetica, san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j Kurocenko</meta:initial-creator>
    <meta:creation-date>2012-01-20T11:57:44</meta:creation-date>
    <meta:document-statistic meta:table-count="0" meta:image-count="0" meta:object-count="0" meta:page-count="1" meta:paragraph-count="5" meta:word-count="468" meta:character-count="3183" meta:non-whitespace-character-count="2720"/>
    <dc:date>2012-01-20T11:57:54</dc:date>
    <dc:creator>Andrej Kurocenko</dc:creator>
    <meta:editing-duration>PT10S</meta:editing-duration>
    <meta:editing-cycles>1</meta:editing-cycles>
    <meta:generator>LibreOffice/3.4$Unix LibreOffice_project/340m1$Build-402</meta:generator>
  </office:meta>
</office:document-meta>
</file>